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9c55" officeooo:paragraph-rsid="00109c55"/>
    </style:style>
    <style:style style:name="P2" style:family="paragraph" style:parent-style-name="Standard">
      <style:text-properties officeooo:rsid="00109c55" officeooo:paragraph-rsid="0016f768"/>
    </style:style>
    <style:style style:name="P3" style:family="paragraph" style:parent-style-name="Standard">
      <style:text-properties officeooo:rsid="0013cddc" officeooo:paragraph-rsid="00188a75"/>
    </style:style>
    <style:style style:name="P4" style:family="paragraph" style:parent-style-name="Standard">
      <style:text-properties officeooo:rsid="001a6e1a" officeooo:paragraph-rsid="001a6e1a"/>
    </style:style>
    <style:style style:name="P5" style:family="paragraph" style:parent-style-name="Standard">
      <style:text-properties officeooo:rsid="0020ab5f" officeooo:paragraph-rsid="0020ab5f"/>
    </style:style>
    <style:style style:name="P6" style:family="paragraph" style:parent-style-name="Standard">
      <style:text-properties officeooo:rsid="00109c55" officeooo:paragraph-rsid="0016f768"/>
    </style:style>
    <style:style style:name="P7" style:family="paragraph" style:parent-style-name="Standard">
      <style:paragraph-properties fo:text-align="center" style:justify-single-word="false"/>
      <style:text-properties fo:font-size="16pt" fo:font-weight="bold" officeooo:rsid="00261233" officeooo:paragraph-rsid="00261233" style:font-size-asian="16pt" style:font-weight-asian="bold" style:font-size-complex="16pt" style:font-weight-complex="bold"/>
    </style:style>
    <style:style style:name="T1" style:family="text">
      <style:text-properties officeooo:rsid="0011e359"/>
    </style:style>
    <style:style style:name="T2" style:family="text">
      <style:text-properties officeooo:rsid="00130375"/>
    </style:style>
    <style:style style:name="T3" style:family="text">
      <style:text-properties officeooo:rsid="00156ffb"/>
    </style:style>
    <style:style style:name="T4" style:family="text">
      <style:text-properties officeooo:rsid="0016f768"/>
    </style:style>
    <style:style style:name="T5" style:family="text">
      <style:text-properties officeooo:rsid="00188a75"/>
    </style:style>
    <style:style style:name="T6" style:family="text">
      <style:text-properties officeooo:rsid="001b814b"/>
    </style:style>
    <style:style style:name="T7" style:family="text">
      <style:text-properties officeooo:rsid="00223c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ct overview</text:p>
      <text:p text:style-name="P2"/>
      <text:p text:style-name="P2"><text:span text:style-name="T3">This is a web application that </text:span>allow<text:span text:style-name="T3">s</text:span> users to create <text:span text:style-name="T3">defined</text:span> lists of terms and corresponding definitions and then use these lists for memorization. This <text:span text:style-name="T3">application</text:span> provide<text:span text:style-name="T2">s</text:span> a digital alternative <text:span text:style-name="T1">to flashcards – a common learning tool. The advantages in comparison to flashcards are ease of creation and organization, lack of need for storage space, ability to make changes, and a variety of programmable testing methods. This application has a wide area of use, as it can be used for memorization of any topic, for example: languages, medical, technical, artistic, etc.</text:span></text:p>
      <text:p text:style-name="P1"/>
      <text:p text:style-name="P3">For initial project planning we used Planner 0.14.6 project management tool. <text:span text:style-name="T4">The original plan envisioned incremental development of the application with increments defined by different menus of the application.</text:span> To manage the workload of the team we used Scrum approach. <text:span text:style-name="T5">For Scrum we separated the project into weekly sprints. During first sprint we established foundations of our application (algorithm, database, framework, and UI) and researched development tools. During second sprint we worked on integrating web and database processes. Scrum</text:span> <text:span text:style-name="T3">proved useful for refocusing team effort from planned linear project development to problem resolution whenever a significant roadblock appeared in a branch of development.</text:span></text:p>
      <text:p text:style-name="P3"/>
      <text:p text:style-name="P4">We have chosen <text:span text:style-name="T6">to develop using</text:span> <text:span text:style-name="T5">Spring Boot and Thymeleaf frameworks, because they allow efficient integration of html and MySQL scripts into Java programming language. In addition to JCL we used Maven, Hibernate, JUnit, and Mockito libraries.</text:span></text:p>
      <text:p text:style-name="P5"/>
      <text:p text:style-name="P5">We have commitlog-based database persistence through <text:span text:style-name="T7">My</text:span>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9T14:40:50.657343000</meta:creation-date>
    <dc:date>2018-08-31T12:42:16.020433981</dc:date>
    <meta:editing-duration>PT5H10M55S</meta:editing-duration>
    <meta:editing-cycles>5</meta:editing-cycles>
    <meta:generator>LibreOffice/5.1.6.2$Linux_X86_64 LibreOffice_project/10m0$Build-2</meta:generator>
    <meta:document-statistic meta:table-count="0" meta:image-count="0" meta:object-count="0" meta:page-count="1" meta:paragraph-count="5" meta:word-count="239" meta:character-count="1610" meta:non-whitespace-character-count="1375"/>
  </office:meta>
</office:document-meta>
</file>